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otham Rounded SSm A" svg:font-family="'Gotham Rounded SSm A', 'Gotham Rounded SSm B', Helvetica, Arial, sans-serif"/>
    <style:font-face style:name="Mangal1" svg:font-family="Mangal"/>
    <style:font-face style:name="NeueHaasGroteskText W01" svg:font-family="'NeueHaasGroteskText W01', Helvetica, Arial, sans-serif"/>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top="0in" fo:margin-bottom="0in" fo:line-height="100%"/>
    </style:style>
    <style:style style:name="P2" style:family="paragraph" style:parent-style-name="List_20_Paragraph" style:list-style-name="WWNum1">
      <style:paragraph-properties fo:margin-top="0in" fo:margin-bottom="0in" fo:line-height="100%"/>
    </style:style>
    <style:style style:name="P3" style:family="paragraph" style:parent-style-name="List_20_Paragraph" style:list-style-name="WWNum1" style:master-page-name="Standard">
      <style:paragraph-properties fo:margin-top="0in" fo:margin-bottom="0in" fo:line-height="100%" style:page-number="auto"/>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81296688095994311" text:style-name="WWNum1">
        <text:list-item>
          <text:p text:style-name="P3"><text:span text:style-name="T1">What is Data Analytics?</text:span></text:p>
          <text:list>
            <text:list-header>
              <text:p text:style-name="P2"><text:span text:style-name="T1">Data Analytics is the science of drawing business insights from large datasets which may be structured, semi-structured or unstructured to draw conclusions from the information they contain. These business insights <text:s/>can then be used to draw more informed business decisions by any organizations, increase revenues, improve operation efficiency and to overall improve business performance. </text:span></text:p>
            </text:list-header>
          </text:list>
        </text:list-item>
      </text:list>
      <text:p text:style-name="P1"><text:span text:style-name="T1"/></text:p>
      <text:p text:style-name="P1"><text:span text:style-name="T1"><text:s text:c="12"/>Data is growing faster than ever before and by the year 2020, about 1.7 megabytes <text:tab/>of new information will be created every second for every human being on the <text:tab/>planet and by 2025 this figure is expected to touch 180 zettabytes.</text:span></text:p>
      <text:p text:style-name="P1"><text:span text:style-name="T1"/></text:p>
      <text:p text:style-name="P1"><text:span text:style-name="T1"><text:tab/>For example, the world performs 40,000 search queries every second (on Google <text:tab/>alone), which translates to 1.2 trillion searches per year.</text:span></text:p>
      <text:p text:style-name="P1"><text:span text:style-name="T1"/></text:p>
      <text:p text:style-name="P1"><text:span text:style-name="T1"><text:s text:c="12"/>Some other example of big data sources are public web, social media, sensor data, <text:tab/>machine log data (e.g. Signals from various internal parts of a Robot), IoT etc.</text:span></text:p>
      <text:p text:style-name="P1"><text:span text:style-name="T1"/></text:p>
      <text:p text:style-name="P1"><text:span text:style-name="T1"><text:s text:c="12"/>Data Analytics is a knowledge extensive domain which encompasses knowledge <text:tab/>from different fields like Statistics, Machine Learning, Deep Learning, Text <text:tab/>Mining, Natural Language Processing, Image processing, Linear Algebra, Big <text:tab/>Data and Software Engineering. It is essentially a set intersection among all these <text:tab/>fields.</text:span></text:p>
      <text:list xml:id="list43569568" text:continue-numbering="true" text:style-name="WWNum1">
        <text:list-item>
          <text:list>
            <text:list-header>
              <text:p text:style-name="P2"><text:span text:style-name="T1"/></text:p>
            </text:list-header>
          </text:list>
        </text:list-item>
        <text:list-item>
          <text:p text:style-name="P2"><text:span text:style-name="T1">What is Small Data?</text:span></text:p>
          <text:list>
            <text:list-header>
              <text:p text:style-name="P2"><text:span text:style-name="T1">As the name suggests 'Small Data' is something that can be stored or processed on a single machine. The storage capacity of small data can generally range from Gigabytes to Terabytes of data. It is easier to gather actionable insights and make sense from small data. The main sources of small data are traditional enterprise data which can include :-</text:span></text:p>
              <text:p text:style-name="P2"><text:span text:style-name="T1"/></text:p>
              <text:p text:style-name="P2"><text:span text:style-name="T1">a.) Web transactions </text:span></text:p>
              <text:p text:style-name="P2"><text:span text:style-name="T1">b.) Financial Data </text:span></text:p>
              <text:p text:style-name="P2"><text:span text:style-name="T1">c.) Government spending. </text:span></text:p>
              <text:p text:style-name="P2"><text:span text:style-name="T1">d.) Other examples of small data are weather forecasts, driving records, biometric records etc. </text:span></text:p>
              <text:p text:style-name="P2"><text:span text:style-name="T1"/></text:p>
              <text:p text:style-name="P2"><text:span text:style-name="T1">Everything which can be processed in Excel is small data. </text:span></text:p>
            </text:list-header>
          </text:list>
        </text:list-item>
      </text:list>
      <text:p text:style-name="P1"><text:span text:style-name="T1"/></text:p>
      <text:p text:style-name="P1"><text:span text:style-name="T1"><text:s text:c="12"/>The below statement accurately defines Small Data :-</text:span></text:p>
      <text:p text:style-name="P1"><text:span text:style-name="T1"/></text:p>
      <text:p text:style-name="P1"><text:span text:style-name="T1"><text:s text:c="12"/>Small data connects people with timely, meaningful insights (derived from big <text:tab/>data and/or “local” sources), organized and packaged – often visually – to be <text:tab/>accessible, understandable, and actionable for everyday tasks.</text:span></text:p>
      <text:list xml:id="list43574070" text:continue-numbering="true" text:style-name="WWNum1">
        <text:list-item>
          <text:list>
            <text:list-header>
              <text:p text:style-name="P2"><text:span text:style-name="T1"/></text:p>
            </text:list-header>
          </text:list>
        </text:list-item>
        <text:list-item>
          <text:p text:style-name="P2"><text:span text:style-name="T1">What is Big Data?</text:span></text:p>
          <text:list>
            <text:list-header>
              <text:p text:style-name="P2"><text:soft-page-break/><text:span text:style-name="T1">Big data is the data that is generated outside the enterprise from non-traditional data sources which includes data coming in from :- </text:span></text:p>
              <text:p text:style-name="P2"><text:span text:style-name="T1">a.) Social media.</text:span></text:p>
              <text:p text:style-name="P2"><text:span text:style-name="T1">b.) Sensor Data.</text:span></text:p>
              <text:p text:style-name="P2"><text:span text:style-name="T1">c.) Log Data.</text:span></text:p>
              <text:p text:style-name="P2"><text:span text:style-name="T1">d.) Device data.</text:span></text:p>
              <text:p text:style-name="P2"><text:span text:style-name="T1">e.) Video or image files.</text:span></text:p>
            </text:list-header>
          </text:list>
        </text:list-item>
      </text:list>
      <text:p text:style-name="P1"><text:span text:style-name="T1"/></text:p>
      <text:p text:style-name="P1"><text:span text:style-name="T1"><text:s text:c="11"/>The storage capacity of big data can range from Terabytes to ZettaBytes of data. This is certainly a humongous figure the scale of which can't be handled by a single machine for processing. It is also not possible to make sense of such a huge dataset as a whole. Thus, there is always a need to split this big data into small manageable chunks to garner useful insights and make predictions. As the size of the data keeps on increasing every moment it is but inevitable for organizations to make use of Big Data. Distributed computing is the essence of big data wherein gigantic data is split into small chunks and each chunk is stored in a separate machine called as a node. A Big Data cluster can consists of thousands of such nodes across various geographies. The Big Data ecosystem provides for various tools to process this data.</text:span></text:p>
      <text:p text:style-name="P1"><text:span text:style-name="T1"/></text:p>
      <text:p text:style-name="P1"><text:span text:style-name="T1">As the size of data keeps on increasing, the Big Data ecosystem also sees a rapid change with development of powerful high speed, cluster computing frameworks like Spark which unlike HDFS (a part of Hadoop ecosystem) stores the data on RAM which makes it lightening faster.</text:span></text:p>
      <text:p text:style-name="P1"><text:span text:style-name="T1"/></text:p>
      <text:list xml:id="list43565560" text:continue-numbering="true" text:style-name="WWNum1">
        <text:list-item>
          <text:p text:style-name="P2"><text:span text:style-name="T1">What is the difference between Data Analytics and Big Data Analytics?</text:span></text:p>
          <text:list>
            <text:list-header>
              <text:p text:style-name="P2"><text:span text:style-name="T1">1.) Big data is often said to be characterized by 3Vs: the volume of data, the variety of types of data and the velocity at <text:s/>which it is (or must be) processed. All of which combine to make big data very difficult to manage. Small data, in contrast, consists of usable chunks.</text:span></text:p>
              <text:p text:style-name="P2"><text:span text:style-name="T1"/></text:p>
              <text:p text:style-name="P2"><text:span text:style-name="T1">2.) Big Data requires advanced data processing tools like Pig, Hive, Spark whereas small data can be processed using open source tools like R-studio using R-Language or Jupyter using Python language. There are other proprietary tools like SAS, IBM SPSS etc.</text:span></text:p>
            </text:list-header>
          </text:list>
        </text:list-item>
      </text:list>
      <text:p text:style-name="P1"><text:span text:style-name="T1"/></text:p>
      <text:list xml:id="list43586098" text:continue-numbering="true" text:style-name="WWNum1">
        <text:list-item>
          <text:p text:style-name="P2"><text:span text:style-name="T1">How Data Analytics can help in HealthCare and Child Care in Curam?</text:span></text:p>
        </text:list-item>
        <text:list-item>
          <text:p text:style-name="P2"><text:span text:style-name="T1">Current Market Trends in Big Data Analytics.</text:span><text:bookmark text:name="_GoBack"/></text:p>
        </text:list-item>
        <text:list-item>
          <text:p text:style-name="P2"><text:span text:style-name="T2">How to Integrate Big Data technologies with Curam?</text:span></text:p>
        </text:list-item>
        <text:list-item>
          <text:p text:style-name="P2"><text:span text:style-name="T2">Recommended Tools to use</text:span></text:p>
        </text:list-item>
        <text:list-item>
          <text:p text:style-name="P2"><text:span text:style-name="T2">Potential Big Data Analytic use cases for Curam.</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otham Rounded SSm A" svg:font-family="'Gotham Rounded SSm A', 'Gotham Rounded SSm B', Helvetica, Arial, sans-serif"/>
    <style:font-face style:name="Mangal1" svg:font-family="Mangal"/>
    <style:font-face style:name="NeueHaasGroteskText W01" svg:font-family="'NeueHaasGroteskText W01', Helvetica, Arial, sans-serif"/>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sh Sahay</meta:initial-creator>
    <dc:creator>Harsh Sahay</dc:creator>
    <meta:editing-cycles>73</meta:editing-cycles>
    <meta:creation-date>2017-10-02T13:27:00</meta:creation-date>
    <dc:date>2017-10-02T23:38:46.38</dc:date>
    <meta:editing-duration>PT4H35M31S</meta:editing-duration>
    <meta:generator>OpenOffice/4.0.1$Win32 OpenOffice.org_project/401m5$Build-9714</meta:generator>
    <meta:document-statistic meta:table-count="0" meta:image-count="0" meta:object-count="0" meta:page-count="2" meta:paragraph-count="32" meta:word-count="718" meta:character-count="44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